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00000005373A015FF8BADF7F7.png" manifest:media-type="image/png"/>
  <manifest:file-entry manifest:full-path="Pictures/10000000000001E5000001B0E9269B9A7F1937EF.png" manifest:media-type="image/png"/>
  <manifest:file-entry manifest:full-path="Pictures/100000000000020D000000DE6638BC2BCF4B1910.png" manifest:media-type="image/png"/>
  <manifest:file-entry manifest:full-path="Pictures/10000000000002A800000124ED035AC6C24C80DA.png" manifest:media-type="image/png"/>
  <manifest:file-entry manifest:full-path="Pictures/100000000000012C000000AB01A92409E9B70545.png" manifest:media-type="image/png"/>
  <manifest:file-entry manifest:full-path="Pictures/100000000000009100000019D796EBA4ECA040F4.png" manifest:media-type="image/png"/>
  <manifest:file-entry manifest:full-path="Pictures/10000000000000A3000000CCF73236804C44205B.png" manifest:media-type="image/png"/>
  <manifest:file-entry manifest:full-path="Pictures/1000000000000281000001A5D04A621A8C0FB970.png" manifest:media-type="image/png"/>
  <manifest:file-entry manifest:full-path="Pictures/10000000000000770000004D837853315828D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0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4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5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6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8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none" svg:stroke-color="#000000" draw:fill="solid" draw:fill-color="#66cc00" fo:min-height="10.02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solid" draw:fill-color="#2a6099"/>
      <style:paragraph-properties fo:text-align="center"/>
    </style:style>
    <style:style style:name="P22" style:family="paragraph">
      <loext:graphic-properties draw:fill="solid" draw:fill-color="#ff0000" draw:opacity="50%"/>
      <style:paragraph-properties fo:text-align="center"/>
    </style:style>
    <style:style style:name="P23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 </text:span><text:span text:style-name="T1">5</text:span><text:span text:style-name="T1">0</text:span><text:span text:style-name="T1">0 </text:span><text:span text:style-name="T1">D</text:span><text:span text:style-name="T1">u</text:span><text:span text:style-name="T1">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ED035AC6C24C80DA.png" xlink:type="simple" xlink:show="embed" xlink:actuate="onLoad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6638BC2BCF4B1910.png" xlink:type="simple" xlink:show="embed" xlink:actuate="onLoad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01A92409E9B70545.png" xlink:type="simple" xlink:show="embed" xlink:actuate="onLoad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D796EBA4ECA040F4.png" xlink:type="simple" xlink:show="embed" xlink:actuate="onLoad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F73236804C44205B.png" xlink:type="simple" xlink:show="embed" xlink:actuate="onLoad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837853315828D934.png" xlink:type="simple" xlink:show="embed" xlink:actuate="onLoad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 </text:span><text:span text:style-name="T1">5</text:span><text:span text:style-name="T1">0</text:span><text:span text:style-name="T1">0 </text:span><text:span text:style-name="T1">D</text:span><text:span text:style-name="T1">u</text:span><text:span text:style-name="T1">o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4.53cm" svg:y="9.822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0" draw:layer="layout" svg:width="0.875cm" svg:height="0.75cm" svg:x="7.237cm" svg:y="9.787cm">
          <text:p text:style-name="P3"><text:span text:style-name="T4">C</text:span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1" draw:layer="layout" svg:width="1cm" svg:height="0.7cm" svg:x="8.262cm" svg:y="9.814cm">
          <text:p text:style-name="P7"><text:span text:style-name="T3">C</text:span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</text:span><text:span text:style-name="T5">D</text:span><text:span text:style-name="T5">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75cm" svg:height="0.75cm" svg:x="6.214cm" svg:y="9.135cm">
          <text:p text:style-name="P7"><text:span text:style-name="T6">P</text:span><text:span text:style-name="T6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15" draw:layer="layout" svg:width="0.75cm" svg:height="0.75cm" svg:x="5.339cm" svg:y="9.111cm">
          <text:p text:style-name="P7"><text:span text:style-name="T7">P</text:span><text:span text:style-name="T7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6" draw:text-style-name="P3" draw:layer="layout" svg:width="12.831cm" svg:height="11.429cm" svg:x="15.069cm" svg:y="2.892cm">
          <draw:image xlink:href="Pictures/10000000000001E5000001B0E9269B9A7F1937EF.png" xlink:type="simple" xlink:show="embed" xlink:actuate="onLoad">
            <text:p/>
          </draw:image>
        </draw:frame>
        <draw:custom-shape draw:style-name="gr37" draw:text-style-name="P19" draw:layer="layout" svg:width="1.128cm" svg:height="1.129cm" svg:x="5.892cm" svg:y="17.568cm">
          <text:p text:style-name="P18">8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6.996cm" svg:y="14.7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975cm" svg:y="14.6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045cm" svg:y="14.1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024cm" svg:y="14.1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093cm" svg:y="14.7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072cm" svg:y="14.6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0.142cm" svg:y="15.2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0.121cm" svg:y="15.2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0.295cm" svg:y="14.0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0.274cm" svg:y="13.9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249cm" svg:y="13.5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228cm" svg:y="13.5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896cm" svg:y="13.5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875cm" svg:y="13.5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606cm" svg:y="14.266cm">
              <text:p text:style-name="P3"><text:span text:style-name="T8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585cm" svg:y="14.2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7.127cm" svg:y="17.568cm">
          <text:p text:style-name="P18">9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362cm" svg:y="17.568cm">
          <text:p text:style-name="P18">10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97cm" svg:y="17.568cm">
          <text:p text:style-name="P18">11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37cm" svg:y="11.642cm">
          <text:p text:style-name="P18">0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997cm" svg:y="11.607cm">
          <text:p text:style-name="P18">1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951cm" svg:y="11.607cm">
          <text:p text:style-name="P18">2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75cm" svg:y="11.571cm">
          <text:p text:style-name="P18">3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1.129cm" svg:x="16.371cm" svg:y="2.117cm">
          <text:p text:style-name="P18">axis0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0" draw:text-style-name="P20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 </text:span><text:span text:style-name="T1">P</text:span><text:span text:style-name="T1">a</text:span><text:span text:style-name="T1">n</text:span><text:span text:style-name="T1">d</text:span><text:span text:style-name="T1">o</text:span><text:span text:style-name="T1">r</text:span><text:span text:style-name="T1">a</text:span></text:p>
          </draw:text-box>
        </draw:frame>
        <draw:frame draw:style-name="gr41" draw:text-style-name="P6" draw:layer="layout" svg:width="15.838cm" svg:height="10.402cm" draw:transform="skewX (0.000174532925199433) rotate (1.5702727280193) translate (2.18cm 18.458cm)">
          <draw:image xlink:href="Pictures/1000000000000281000001A5D04A621A8C0FB970.png" xlink:type="simple" xlink:show="embed" xlink:actuate="onLoad">
            <text:p/>
          </draw:image>
        </draw:frame>
        <draw:custom-shape draw:style-name="gr42" draw:text-style-name="P21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0" draw:layer="layout" draw:line-skew="0cm -2.106cm" svg:x1="26.401cm" svg:y1="19.5cm" svg:x2="12.421cm" svg:y2="16.469cm" draw:start-shape="id3" draw:start-glue-point="8" draw:end-shape="id4" draw:end-glue-point="1" svg:d="M26401 19500v501h-9557v-3532h-4423" svg:viewBox="0 0 13981 3533">
          <text:p/>
        </draw:connector>
        <draw:connector draw:style-name="gr40" draw:text-style-name="P20" draw:layer="layout" svg:x1="27.324cm" svg:y1="18.621cm" svg:x2="27.324cm" svg:y2="16.153cm" draw:start-shape="id3" draw:start-glue-point="10" draw:end-shape="id1" draw:end-glue-point="10" svg:d="M27324 18621h502v-2468h-502" svg:viewBox="0 0 503 2469">
          <text:p/>
        </draw:connector>
        <draw:connector draw:style-name="gr44" draw:text-style-name="P20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3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0" draw:text-style-name="P20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6" draw:text-style-name="P20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7" draw:text-style-name="P20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48" draw:text-style-name="P20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49" draw:text-style-name="P20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0" draw:text-style-name="P20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4" draw:text-style-name="P20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1" draw:text-style-name="P20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2" draw:text-style-name="P20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3" draw:text-style-name="P20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4" draw:text-style-name="P20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2" draw:text-style-name="P21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5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20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frame draw:style-name="gr41" draw:text-style-name="P6" draw:layer="layout" svg:width="4.003cm" svg:height="1.73cm" svg:x="12.507cm" svg:y="18.27cm">
          <draw:image xlink:href="Pictures/10000000000000C00000005373A015FF8BADF7F7.png" xlink:type="simple" xlink:show="embed" xlink:actuate="onLoad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6638BC2BCF4B1910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57" draw:text-style-name="P23" draw:layer="layout" svg:width="21.223cm" svg:height="10.27cm" svg:x="5.109cm" svg:y="5.478cm">
          <draw:text-box>
            <text:p text:style-name="P3"><text:span text:style-name="T9"/></text:p>
            <text:p text:style-name="P3"><text:span text:style-name="T9">A</text:span><text:span text:style-name="T9">P</text:span><text:span text:style-name="T9">P</text:span><text:span text:style-name="T9">E</text:span><text:span text:style-name="T9">N</text:span><text:span text:style-name="T9">D</text:span><text:span text:style-name="T9">I</text:span><text:span text:style-name="T9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0.7.3$Linux_X86_64 LibreOffice_project/00m0$Build-3</meta:generator>
    <meta:editing-duration>PT13H25M25S</meta:editing-duration>
    <meta:editing-cycles>26</meta:editing-cycles>
    <dc:date>2020-12-20T18:01:54.069276406</dc:date>
    <meta:print-date>2019-06-12T15:58:42.45</meta:print-date>
    <meta:document-statistic meta:object-count="228"/>
  </office:meta>
</office:document-meta>
</file>